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Bitstream Vera Sans Mono" svg:font-family="'Bitstream Vera Sans Mono', Courier, monospace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14e129"/>
    </style:style>
    <style:style style:name="P2" style:family="paragraph" style:parent-style-name="Standard" style:list-style-name="L1">
      <style:text-properties style:font-name="Arial" officeooo:paragraph-rsid="0014e129"/>
    </style:style>
    <style:style style:name="P3" style:family="paragraph" style:parent-style-name="Standard">
      <style:text-properties style:font-name="Courier New" officeooo:paragraph-rsid="0014e129"/>
    </style:style>
    <style:style style:name="P4" style:family="paragraph" style:parent-style-name="Standard">
      <style:paragraph-properties fo:orphans="0" fo:widows="0"/>
      <style:text-properties officeooo:paragraph-rsid="0014e129"/>
    </style:style>
    <style:style style:name="P5" style:family="paragraph" style:parent-style-name="Standard" style:master-page-name="">
      <style:paragraph-properties fo:orphans="0" fo:widows="0" style:page-number="auto" fo:keep-with-next="auto"/>
      <style:text-properties style:font-name="Courier New" officeooo:paragraph-rsid="0014e129"/>
    </style:style>
    <style:style style:name="P6" style:family="paragraph" style:parent-style-name="Text_20_body" style:list-style-name="L2">
      <style:text-properties style:font-name="Arial" officeooo:paragraph-rsid="0014e129"/>
    </style:style>
    <style:style style:name="P7" style:family="paragraph" style:parent-style-name="Text_20_body" style:list-style-name="L2">
      <style:text-properties style:font-name="Arial" officeooo:paragraph-rsid="0017c31d"/>
    </style:style>
    <style:style style:name="P8" style:family="paragraph" style:parent-style-name="Text_20_body" style:list-style-name="L2">
      <style:text-properties style:font-name="Arial" officeooo:paragraph-rsid="0019bf33"/>
    </style:style>
    <style:style style:name="P9" style:family="paragraph" style:parent-style-name="Text_20_body" style:list-style-name="L2">
      <style:text-properties style:font-name="Arial" officeooo:paragraph-rsid="001a8c50"/>
    </style:style>
    <style:style style:name="P10" style:family="paragraph" style:parent-style-name="Text_20_body" style:list-style-name="L2">
      <style:text-properties style:font-name="Arial" officeooo:paragraph-rsid="001ac3cf"/>
    </style:style>
    <style:style style:name="P11" style:family="paragraph" style:parent-style-name="Text_20_body" style:list-style-name="L2">
      <style:text-properties fo:font-variant="normal" fo:text-transform="none" fo:color="#000000" style:font-name="Bitstream Vera Sans Mono" fo:font-size="9pt" fo:letter-spacing="normal" fo:font-style="normal" fo:font-weight="normal" officeooo:paragraph-rsid="0017c31d"/>
    </style:style>
    <style:style style:name="P12" style:family="paragraph" style:parent-style-name="Heading_20_1">
      <style:paragraph-properties fo:text-align="center" style:justify-single-word="false"/>
      <style:text-properties officeooo:paragraph-rsid="0014e129"/>
    </style:style>
    <style:style style:name="P13" style:family="paragraph" style:parent-style-name="Heading_20_3">
      <style:text-properties officeooo:paragraph-rsid="0014e129"/>
    </style:style>
    <style:style style:name="P14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4e129"/>
    </style:style>
    <style:style style:name="T2" style:family="text">
      <style:text-properties style:font-name="Arial"/>
    </style:style>
    <style:style style:name="T3" style:family="text">
      <style:text-properties style:font-name="Courier New"/>
    </style:style>
    <style:style style:name="T4" style:family="text">
      <style:text-properties style:font-name="Courier New" officeooo:rsid="0014e129"/>
    </style:style>
    <style:style style:name="T5" style:family="text">
      <style:text-properties fo:font-weight="bold" officeooo:rsid="0014e129" style:font-weight-asian="bold" style:font-weight-complex="bold"/>
    </style:style>
    <style:style style:name="T6" style:family="text">
      <style:text-properties officeooo:rsid="0017c31d"/>
    </style:style>
    <style:style style:name="T7" style:family="text">
      <style:text-properties officeooo:rsid="0019bf33"/>
    </style:style>
    <style:style style:name="T8" style:family="text">
      <style:text-properties officeooo:rsid="001a8c50"/>
    </style:style>
    <style:style style:name="T9" style:family="text">
      <style:text-properties officeooo:rsid="001ac3cf"/>
    </style:style>
    <style:style style:name="T10" style:family="text">
      <style:text-properties officeooo:rsid="001d2411"/>
    </style:style>
    <style:style style:name="T11" style:family="text">
      <style:text-properties fo:font-size="14pt" officeooo:rsid="001d2411" style:font-size-asian="14pt" style:font-size-complex="14pt"/>
    </style:style>
    <style:style style:name="T12" style:family="text">
      <style:text-properties fo:font-size="14pt" officeooo:rsid="0014e129" style:font-size-asian="14pt" style:font-size-complex="14pt"/>
    </style:style>
    <style:style style:name="T13" style:family="text">
      <style:text-properties fo:font-size="12pt" officeooo:rsid="001d2411" style:font-size-asian="12pt" style:font-size-complex="12pt"/>
    </style:style>
    <style:style style:name="T14" style:family="text">
      <style:text-properties fo:font-size="12pt" officeooo:rsid="0014e129" style:font-size-asian="12pt" style:font-size-complex="12pt"/>
    </style:style>
    <style:style style:name="T15" style:family="text">
      <style:text-properties fo:font-size="12pt" fo:font-style="italic" officeooo:rsid="001d2411" style:font-size-asian="12pt" style:font-style-asian="italic" style:font-size-complex="12pt" style:font-style-complex="italic"/>
    </style:style>
    <style:style style:name="T16" style:family="text">
      <style:text-properties fo:font-size="12pt" fo:font-style="italic" officeooo:rsid="0014e129" style:font-size-asian="12pt" style:font-style-asian="italic" style:font-size-complex="12pt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1">Project Apex II – Technical Design Document </text:span><text:span text:style-name="T15">(</text:span><text:span text:style-name="T16">Jon Sowman – April 2011</text:span><text:span text:style-name="T15">)</text:span></text:h>
      <text:h text:style-name="P14" text:outline-level="3"><text:span text:style-name="T1">Custom Data Format</text:span></text:h>
      <text:p text:style-name="P1"><text:span text:style-name="T1"/></text:p>
      <text:p text:style-name="P1"><text:span text:style-name="T1">We have the following data available to the flight computer via various sensors etc, that we will transmit via telemetry:</text:span></text:p>
      <text:p text:style-name="P1"><text:span text:style-name="T1"/></text:p>
      <text:list xml:id="list2092171827" text:style-name="L1">
        <text:list-item>
          <text:p text:style-name="P2"><text:span text:style-name="T1">Number of GPS satellites in view</text:span></text:p>
        </text:list-item>
        <text:list-item>
          <text:p text:style-name="P2"><text:span text:style-name="T1">Internal &amp; external temperature</text:span></text:p>
        </text:list-item>
        <text:list-item>
          <text:p text:style-name="P2"><text:span text:style-name="T1">Barometric Pressure</text:span></text:p>
        </text:list-item>
        <text:list-item>
          <text:p text:style-name="P2"><text:span text:style-name="T1">Battery Voltage</text:span></text:p>
        </text:list-item>
        <text:list-item>
          <text:p text:style-name="P2"><text:span text:style-name="T1">IRD 1&amp;2</text:span></text:p>
        </text:list-item>
        <text:list-item>
          <text:p text:style-name="P2"><text:span text:style-name="T1">Light Sensor</text:span></text:p>
        </text:list-item>
        <text:list-item>
          <text:p text:style-name="P2"><text:span text:style-name="T1">RSSI (1)</text:span></text:p>
        </text:list-item>
      </text:list>
      <text:p text:style-name="P1"><text:span text:style-name="T1"/></text:p>
      <text:p text:style-name="P1"><text:span text:style-name="T1">We are using the standard UKHAS format for the main telemetry packets:</text:span></text:p>
      <text:p text:style-name="P3"><text:span text:style-name="T1">$$&lt;CALL SIGN&gt;,&lt;COUNTER D&gt;,&lt;TIME HH:MM:SS&gt;,&lt;LATITUDE DD.DDDDDD&gt;,&lt;LONGITUDE DD.DDDDDD&gt;,&lt;ALTITUDE METRES MMMMM&gt;,</text:span></text:p>
      <text:p text:style-name="P3"><text:span text:style-name="T1">&lt;O SPEED KM/H DDDD.DD&gt;,&lt;O BEARING DDD.DD&gt;,</text:span></text:p>
      <text:p text:style-name="P3"><text:span text:style-name="T1">&lt;O TEMPERATURE INTERNAL C D.DD&gt;,&lt;O TEMPERATURE EXTERNAL C D.DD&gt;,</text:span></text:p>
      <text:p text:style-name="P3"><text:span text:style-name="T1">&lt;O TEMPERATURE CAMERA C D.DD&gt;,</text:span></text:p>
      <text:p text:style-name="P3"><text:span text:style-name="T1">&lt;O BAROMETRIC PRESSURE hPa(millibars)&gt;,&lt;O CUSTOM DATA&gt;*&lt;CHECKSUM&gt;&lt;NEWLINE&gt;</text:span></text:p>
      <text:p text:style-name="P1"><text:span text:style-name="T1"/></text:p>
      <text:p text:style-name="P1"><text:span text:style-name="T1">Given this, we will use the following format for the Apex II telemetry:</text:span></text:p>
      <text:p text:style-name="P5">$$APEX,&lt;TICKS&gt;,&lt;TIME&gt;,&lt;LAT <text:span text:style-name="T1">DDMM.MM</text:span>&gt;,&lt;LON <text:span text:style-name="T1">DDMM.MM</text:span>&gt;,</text:p>
      <text:p text:style-name="P4"><text:span text:style-name="T3">&lt;ALT </text:span><text:span text:style-name="T4">MMMMM</text:span><text:span text:style-name="T3">&gt;,&lt;SPEED </text:span><text:span text:style-name="T4">DDD</text:span><text:span text:style-name="T3">&gt;,&lt;BEARING </text:span><text:span text:style-name="T4">DDD</text:span><text:span text:style-name="T3">&gt;,&lt;SATS </text:span><text:span text:style-name="T4">DD</text:span><text:span text:style-name="T3">&gt;,</text:span></text:p>
      <text:p text:style-name="P4"><text:span text:style-name="T3">&lt;INT_TEMP&gt;,&lt;EXT_TEMP&gt;,</text:span><text:span text:style-name="T4">&lt;PRESSURE HHH&gt;,&lt;BATT_VOLTS HHH&gt;,</text:span></text:p>
      <text:p text:style-name="P4"><text:span text:style-name="T4">&lt;IRD_1 HHHH&gt;,&lt;IRD_2 HHHH&gt;,&lt;LIGHT HHHHHHHHH&gt;,</text:span></text:p>
      <text:p text:style-name="P4"><text:span text:style-name="T4">&lt;RSSI HH&gt;*&lt;CHECKSUM HHHH&gt;</text:span></text:p>
      <text:h text:style-name="P13" text:outline-level="3">Formatting</text:h>
      <text:list xml:id="list923307479" text:style-name="L2">
        <text:list-item>
          <text:p text:style-name="P6"><text:span text:style-name="T5">Temperature</text:span><text:span text:style-name="T1">: dd.dd variable length, two decimal points, degrees Celcius</text:span></text:p>
          <text:list>
            <text:list-item>
              <text:p text:style-name="P7"><text:span text:style-name="T6">Always two decimal places, but can be positive or negative variable length</text:span></text:p>
            </text:list-item>
          </text:list>
        </text:list-item>
        <text:list-item>
          <text:p text:style-name="P6"><text:span text:style-name="T5">Pressure</text:span><text:span text:style-name="T1">: hhhh fixed length hexadecimal</text:span></text:p>
          <text:list>
            <text:list-item>
              <text:p text:style-name="P7"><text:span text:style-name="T6">12 bit ADC referenced to 5 Volts</text:span></text:p>
            </text:list-item>
            <text:list-item>
              <text:p text:style-name="P11"><text:span text:style-name="T6">data = 10 * (((data / 4096) * 5) + 5 * 0.095) / (5 * 0.009)</text:span></text:p>
            </text:list-item>
          </text:list>
        </text:list-item>
        <text:list-item>
          <text:p text:style-name="P6"><text:span text:style-name="T5">Battery</text:span><text:span text:style-name="T1"> voltage: hhhh fixed length hexadecimal</text:span></text:p>
          <text:list>
            <text:list-item>
              <text:p text:style-name="P8"><text:span text:style-name="T7">12 bit ADC referenced to 5 Volts</text:span></text:p>
            </text:list-item>
          </text:list>
        </text:list-item>
        <text:list-item>
          <text:p text:style-name="P6"><text:span text:style-name="T5">IRDs</text:span><text:span text:style-name="T1">: hhhh fixed length hexadecimal</text:span></text:p>
          <text:list>
            <text:list-item>
              <text:p text:style-name="P8"><text:span text:style-name="T7">Counts in the last 30 seconds</text:span></text:p>
            </text:list-item>
          </text:list>
        </text:list-item>
        <text:list-item>
          <text:p text:style-name="P6"><text:span text:style-name="T5">Light</text:span><text:span text:style-name="T1">: hhhhhhhh fixed length hexadecimal</text:span></text:p>
          <text:list>
            <text:list-item>
              <text:p text:style-name="P9"><text:span text:style-name="T8">Concatenated red, green, blue and white values, followed by a multiplier</text:span></text:p>
            </text:list-item>
            <text:list-item>
              <text:p text:style-name="P9"><text:span text:style-name="T8">rrggbbwwm</text:span></text:p>
            </text:list-item>
          </text:list>
        </text:list-item>
        <text:list-item>
          <text:p text:style-name="P6"><text:span text:style-name="T5">RSSI</text:span><text:span text:style-name="T1">: hh fixed length hexadecimal</text:span></text:p>
          <text:list>
            <text:list-item>
              <text:p text:style-name="P10"><text:span text:style-name="T9">8 bit ADC referenced to 3V3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Bitstream Vera Sans Mono" svg:font-family="'Bitstream Vera Sans Mono', Courier, monospace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 </meta:initial-creator>
    <meta:creation-date>2011-04-05T12:06:42</meta:creation-date>
    <dc:date>2011-04-05T12:30:20</dc:date>
    <dc:creator>Jon </dc:creator>
    <meta:editing-duration>PT00H23M39S</meta:editing-duration>
    <meta:editing-cycles>11</meta:editing-cycles>
    <meta:generator>OpenOffice.org/3.2$Unix OpenOffice.org_project/320m19$Build-9505</meta:generator>
    <meta:document-statistic meta:table-count="0" meta:image-count="0" meta:object-count="0" meta:page-count="1" meta:paragraph-count="37" meta:word-count="256" meta:character-count="1652"/>
  </office:meta>
</office:document-meta>
</file>